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5"/>I thought I might do a post related to the computability of determinants. <text:s/>I hope this is not too unapproachable... I just found it so interesting and wanted to share it with everyone.</text:p>
      <text:p text:style-name="Standard"><text:s text:c="4"/>There is an area of study in computer science called computational complexity which focuses on how difficult a given problem is to solve by a computer (how many operations it needs to do). <text:s/>This area of study is surprisingly important, since there are certain groups of problems which are extremely hard to solve. <text:s/>By understanding the difficulty of problems, it is easier to determine if a particular problem is worth trying to solve (in the computational sense). <text:s/>If you know that your problem is 'as hard' as say... Fermat's Last Theorem... you might decide to take on another problem... <text:s/>You can read more about complexity classes here:</text:p>
      <text:p text:style-name="Standard"/>
      <text:p text:style-name="Standard"><text:s text:c="2"/><text:a xlink:type="simple" xlink:href="http://en.wikipedia.org/wiki/List_of_complexity_classes">http://en.wikipedia.org/wiki/List_of_complexity_classes</text:a></text:p>
      <text:p text:style-name="Standard"/>
      <text:p text:style-name="Standard"><text:s text:c="6"/>Getting to the point, I would like to focus on the complexity class that the determinant exists in. <text:s/>I found this interesting paper:</text:p>
      <text:p text:style-name="Standard"/>
      <text:p text:style-name="Standard"><text:a xlink:type="simple" xlink:href="https://www.uni-ulm.de/fileadmin/website_uni_ulm/iui.inst.190/Mitarbeiter/hoang/dissertation.pdf">https://www.uni-ulm.de/fileadmin/website_uni_ulm/iui.inst.190/Mitarbeiter/hoang/dissertation.pdf</text:a></text:p>
      <text:p text:style-name="Standard"/>
      <text:p text:style-name="Standard"><text:s text:c="4"/>The writer focuses on the complexity classes of linear algebra. <text:s/>I am going to focus on the determinant, which can be computed “by uniform Boolean circuits of O(log^2n) depth and polynomial-size”. <text:s/>This means that the determinant is in the class NC^2.</text:p>
      <text:p text:style-name="Standard"><text:s text:c="5"/>Unpacking this statement will help. <text:s/>Think of boolean circuits as a graph that depicts the logic that a computer with parallel processors uses to compute any problem. <text:s/>Taking the matrix that we want the determinant of, we can follow the paths of the graph to compute the answer. <text:s/>A parallel computer can run the computation of this graph in at most O(log^2n) operations. <text:s/>Which is actually a very low complexity computation! <text:s/>That means that no matter how big the finite matrix you are attempting to find the determinant for, it will not take much more time than the small 2x2 matrix to compute. <text:s/>And what's more, many of the problems in linear algebra can be reduced to finding the determinant... Maybe this is why linear algebra is so useful in computing? <text:s/></text:p>
      <text:p text:style-name="Standard"><text:s text:c="4"/>Zooming out, we can say that the problem of the determinant is in the class NC^2. <text:s/>Now to escape too much detail, NC^2 is a subset of NC (Nick's class) which can be thought of as the set of problems that can be solved on a computer with a relatively realistic number of parallel processors. <text:s/>So as long as you have enough parallel processors, you will always be able to compute the determinant with a computer. <text:s/>Pretty neat I think. <text:s/></text:p>
      <text:p text:style-name="Standard"><text:s text:c="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15:02:47</meta:creation-date>
    <dc:date>2014-10-09T16:27:05</dc:date>
    <meta:editing-duration>PT1M47S</meta:editing-duration>
    <meta:editing-cycles>1</meta:editing-cycles>
    <meta:document-statistic meta:table-count="0" meta:image-count="0" meta:object-count="0" meta:page-count="1" meta:paragraph-count="9" meta:word-count="417" meta:character-count="2592" meta:non-whitespace-character-count="2121"/>
    <meta:generator>LibreOffice/3.5$Linux_X86_64 LibreOffice_project/350m1$Build-2</meta:generator>
  </office:meta>
</office:document-meta>
</file>